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ortArr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text:span>It sorts the array variable and returns the result through the data output: it does not do in-place sorting, i.e. it does not modify the content of the array variable. Allowed array types are:</text:span></text:p><text:p text:style-name="Standard"/><text:list xml:id="list_SortArray5" text:style-name="List_20_1">
                    <text:list-item>
                            <text:p text:style-name="List_20_1_20_Start">
                            <text:span><text:span text:style-name="backtick">array:integer</text:span></text:span>
                            </text:p>
                        </text:list-item>,<text:list-item>
                            <text:p text:style-name="List_20_1">
                            <text:span><text:span text:style-name="backtick">array:float</text:span></text:span>
                            </text:p>
                        </text:list-item>,<text:list-item>
                            <text:p text:style-name="List_20_1">
                            <text:span><text:span text:style-name="backtick">array:double</text:span></text:span>
                            </text:p>
                        </text:list-item>,<text:list-item>
                            <text:p text:style-name="List_20_1_20_End">
                            <text:span><text:span text:style-name="backtick">array:struct</text:span></text:span>
                            </text:p>
                        </text:list-item>
                </text:list><text:p text:style-name="Standard"/><text:p text:style-name="Standard"><text:span>If an array of type </text:span><text:span text:style-name="backtick">array:struct</text:span><text:span> is sorted, then the </text:span><text:span text:style-name="backtick">Structure name</text:span><text:span> and </text:span><text:span text:style-name="backtick">Structure field name</text:span><text:span> by which it is sorted must also be specified.</text:span></text:p><text:p text:style-name="Standard"/><text:p text:style-name="Standard"><text:span>There are also two options: whether Ascending/Descending sorting is desired and whether letter case is ignored if strings are sorted.</text:span></text:p><text:p text:style-name="Standard"/>

            
                <text:list xml:id="list_SortArray2" text:continue-numbering="true" text:continue-list="list_SortArr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ortArray6"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text:span>Array variable to be sorted.</text:span></text:p><text:p text:style-name="Standard"/>,
                                            <text:list xml:id="list_SortArray7" text:continue-numbering="true" text:continue-list="list_SortArray6"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text:span>Select the name of the structure here when the array is a variable of type </text:span><text:span text:style-name="backtick">array:struct</text:span><text:span>.</text:span></text:p><text:p text:style-name="Standard"/>,
                                            <text:list xml:id="list_SortArray8" text:continue-numbering="true" text:continue-list="list_SortArray7"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text:span>Select the name of the field to be sorted by if the array is a variable of type </text:span><text:span text:style-name="backtick">array:struct</text:span><text:span>.</text:span></text:p><text:p text:style-name="Standard"/>,
                                            <text:list xml:id="list_SortArray9" text:continue-numbering="true" text:continue-list="list_SortArray8"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text:span>Sorting mode selection (ascending if enabled, otherwise descending).</text:span></text:p><text:p text:style-name="Standard"/>,
                                            <text:list xml:id="list_SortArray10" text:continue-numbering="true" text:continue-list="list_SortArray9"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text:span>Specifies whether letter case is ignored if strings are sorted or no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ortArray11" text:continue-numbering="true" text:continue-list="list_SortArray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ortArray12" text:continue-numbering="true" text:continue-list="list_SortArray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ortArray13" text:continue-numbering="true" text:continue-list="list_SortArray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ortArray14" text:continue-numbering="true" text:continue-list="list_SortArray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ortArray15" text:continue-numbering="true" text:continue-list="list_SortArray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ortArray3" text:continue-numbering="true" text:continue-list="list_SortArray2" text:style-name="Outline">
                    <text:list-item>
                        <text:list>
                            <text:list-item>
                                <text:h text:style-name="Heading_20_2" text:outline-level="2">Inputs</text:h>
                            </text:list-item>
                        </text:list>
                    </text:list-item>
                </text:list>

                
                            <text:list xml:id="list_SortArray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ortArray4" text:continue-numbering="true" text:continue-list="list_SortArray3" text:style-name="Outline">
                    <text:list-item>
                        <text:list>
                            <text:list-item>
                                <text:h text:style-name="Heading_20_2" text:outline-level="2">Outputs</text:h>
                            </text:list-item>
                        </text:list>
                    </text:list-item>
                </text:list>

                
                            <text:list xml:id="list_SortArra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ortArray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sorted array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